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title">
      <style:graphic-properties draw:stroke="none" svg:stroke-color="#000000" draw:fill="none" draw:fill-color="#ffffff" draw:textarea-horizontal-align="left" draw:auto-grow-height="true" draw:auto-grow-width="true" fo:min-height="1.05cm" fo:min-width="5.7cm"/>
    </style:style>
    <style:style style:name="gr4" style:family="graphic" style:parent-style-name="title">
      <style:graphic-properties draw:stroke="none" svg:stroke-color="#000000" draw:fill="none" draw:fill-color="#ffffff" draw:textarea-horizontal-align="left" draw:auto-grow-height="true" draw:auto-grow-width="true" fo:min-height="1.05cm" fo:min-width="6cm"/>
    </style:style>
    <style:style style:name="gr5" style:family="graphic" style:parent-style-name="title">
      <style:graphic-properties draw:stroke="none" svg:stroke-color="#000000" draw:fill="none" draw:fill-color="#ffffff" draw:textarea-horizontal-align="left" draw:auto-grow-height="true" draw:auto-grow-width="true" fo:min-height="1.05cm" fo:min-width="4.6cm"/>
    </style:style>
    <style:style style:name="gr6" style:family="graphic" style:parent-style-name="title">
      <style:graphic-properties draw:stroke="none" svg:stroke-color="#000000" draw:fill="none" draw:fill-color="#ffffff" draw:textarea-horizontal-align="left" draw:auto-grow-height="true" draw:auto-grow-width="true" fo:min-height="1.05cm" fo:min-width="5.1cm"/>
    </style:style>
    <style:style style:name="gr7" style:family="graphic" style:parent-style-name="standard">
      <style:graphic-properties draw:stroke="solid" svg:stroke-width="0.2cm" svg:stroke-color="#808080" draw:marker-start="Symmetric_20_Arrow" draw:marker-start-width="0.6cm" draw:marker-end="Symmetric_20_Arrow" draw:marker-end-width="0.6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title">
      <style:graphic-properties draw:stroke="none" svg:stroke-color="#000000" draw:fill="none" draw:fill-color="#ffffff" draw:textarea-horizontal-align="left" draw:auto-grow-height="true" draw:auto-grow-width="true" fo:min-height="1.05cm" fo:min-width="4cm"/>
    </style:style>
    <style:style style:name="gr9" style:family="graphic" style:parent-style-name="title">
      <style:graphic-properties draw:stroke="none" svg:stroke-color="#000000" draw:fill="none" draw:fill-color="#ffffff" draw:textarea-horizontal-align="left" draw:auto-grow-height="true" draw:auto-grow-width="true" fo:min-height="1.05cm" fo:min-width="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1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fo:font-family="Tahoma" style:font-family-generic="swiss" style:font-pitch="variable" fo:font-size="24pt" style:font-size-asian="24pt" style:font-weight-asian="normal" style:font-size-complex="24pt"/>
    </style:style>
    <style:style style:name="P4" style:family="paragraph">
      <style:paragraph-properties fo:margin-left="0cm" fo:margin-right="0cm" fo:text-indent="0cm"/>
      <style:text-properties fo:color="#000000" fo:font-family="Tahoma" style:font-family-generic="swiss" style:font-pitch="variable" fo:font-size="22pt" style:font-size-asian="22pt" style:font-weight-asian="normal" style:font-size-complex="22pt"/>
    </style:style>
    <style:style style:name="T1" style:family="text">
      <style:text-properties fo:color="#000000" fo:font-family="Tahoma" style:font-family-generic="swiss" style:font-pitch="variable" fo:font-size="24pt" style:font-size-asian="24pt" style:font-weight-asian="normal" style:font-size-complex="24pt"/>
    </style:style>
    <style:style style:name="T2" style:family="text">
      <style:text-properties fo:color="#000000" fo:font-family="Tahoma" style:font-family-generic="swiss" style:font-pitch="variable" fo:font-size="22pt" style:font-size-asian="22pt" style:font-weight-asian="normal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ustom-shape draw:style-name="gr1" draw:text-style-name="P1" draw:layer="layout" svg:width="8.699cm" svg:height="1.598cm" svg:x="18.301cm" svg:y="11.9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98cm" svg:height="3.46cm" svg:x="18.302cm" svg:y="8.1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98cm" svg:height="1.598cm" svg:x="1.302cm" svg:y="6.2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97cm" svg:height="1.598cm" svg:x="1.303cm" svg:y="8.1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96cm" svg:height="1.598cm" svg:x="1.304cm" svg:y="10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7cm" svg:height="1.598cm" svg:x="1.3cm" svg:y="11.90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2cm" svg:height="1.3cm" svg:x="1.1cm" svg:y="4.501cm">
          <draw:text-box>
            <text:p text:style-name="P2"><text:span text:style-name="T1">Client Node</text:span></text:p>
          </draw:text-box>
        </draw:frame>
        <draw:frame draw:style-name="gr4" draw:text-style-name="P3" draw:layer="layout" svg:width="6.5cm" svg:height="1.3cm" svg:x="12.1cm" svg:y="4.464cm">
          <draw:text-box>
            <text:p text:style-name="P2"><text:span text:style-name="T1">Server Node</text:span></text:p>
          </draw:text-box>
        </draw:frame>
        <draw:custom-shape draw:style-name="gr1" draw:text-style-name="P1" draw:layer="layout" svg:width="14.699cm" svg:height="1.598cm" svg:x="12.301cm" svg:y="6.203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518cm" svg:height="1.3cm" svg:x="1.4cm" svg:y="6.401cm">
          <draw:text-box>
            <text:p text:style-name="P2"><text:span text:style-name="T2">User Application</text:span></text:p>
          </draw:text-box>
        </draw:frame>
        <draw:frame draw:style-name="gr3" draw:text-style-name="P4" draw:layer="layout" svg:width="7.474cm" svg:height="1.3cm" svg:x="1.4cm" svg:y="8.301cm">
          <draw:text-box>
            <text:p text:style-name="P2"><text:span text:style-name="T2">CUDA API Wrapper</text:span></text:p>
          </draw:text-box>
        </draw:frame>
        <draw:frame draw:style-name="gr3" draw:text-style-name="P4" draw:layer="layout" svg:width="6.2cm" svg:height="1.3cm" svg:x="1.4cm" svg:y="10.201cm">
          <draw:text-box>
            <text:p text:style-name="P2"><text:span text:style-name="T2">IB Verb Lib.</text:span></text:p>
          </draw:text-box>
        </draw:frame>
        <draw:frame draw:style-name="gr3" draw:text-style-name="P4" draw:layer="layout" svg:width="6.2cm" svg:height="1.3cm" svg:x="1.4cm" svg:y="12.101cm">
          <draw:text-box>
            <text:p text:style-name="P2"><text:span text:style-name="T2">IB HCA Driver</text:span></text:p>
          </draw:text-box>
        </draw:frame>
        <draw:custom-shape draw:style-name="gr1" draw:text-style-name="P1" draw:layer="layout" svg:width="5.698cm" svg:height="2.617cm" svg:x="12.302cm" svg:y="8.1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97cm" svg:height="2.5cm" svg:x="12.303cm" svg:y="11.00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cm" svg:height="1.3cm" svg:x="17.1cm" svg:y="6.464cm">
          <draw:text-box>
            <text:p text:style-name="P2"><text:span text:style-name="T2">DS-CUDA server</text:span></text:p>
          </draw:text-box>
        </draw:frame>
        <draw:frame draw:style-name="gr5" draw:text-style-name="P4" draw:layer="layout" svg:width="5.1cm" svg:height="1.3cm" svg:x="12.4cm" svg:y="8.764cm">
          <draw:text-box>
            <text:p text:style-name="P2"><text:span text:style-name="T2">IB Verb Lib.</text:span></text:p>
          </draw:text-box>
        </draw:frame>
        <draw:frame draw:style-name="gr6" draw:text-style-name="P4" draw:layer="layout" svg:width="5.6cm" svg:height="1.3cm" svg:x="12.4cm" svg:y="11.564cm">
          <draw:text-box>
            <text:p text:style-name="P2"><text:span text:style-name="T2">IB HCA Driver</text:span></text:p>
          </draw:text-box>
        </draw:frame>
        <draw:frame draw:style-name="gr4" draw:text-style-name="P4" draw:layer="layout" svg:width="6.632cm" svg:height="1.3cm" svg:x="18.4cm" svg:y="10.264cm">
          <draw:text-box>
            <text:p text:style-name="P2"><text:span text:style-name="T2">CUDA Driver Lib.</text:span></text:p>
          </draw:text-box>
        </draw:frame>
        <draw:frame draw:style-name="gr4" draw:text-style-name="P4" draw:layer="layout" svg:width="6.5cm" svg:height="1.3cm" svg:x="18.4cm" svg:y="12.164cm">
          <draw:text-box>
            <text:p text:style-name="P2"><text:span text:style-name="T2">CUDA Driver</text:span></text:p>
          </draw:text-box>
        </draw:frame>
        <draw:line draw:style-name="gr7" draw:text-style-name="P1" draw:layer="layout" svg:x1="9cm" svg:y1="12.701cm" svg:x2="12.3cm" svg:y2="12.701cm">
          <text:p/>
        </draw:line>
        <draw:line draw:style-name="gr7" draw:text-style-name="P1" draw:layer="layout" svg:x1="22.15cm" svg:y1="15.501cm" svg:x2="22.15cm" svg:y2="13.551cm">
          <text:p/>
        </draw:line>
        <draw:frame draw:style-name="gr8" draw:text-style-name="P4" draw:layer="layout" svg:width="4.5cm" svg:height="1.3cm" svg:x="8.6cm" svg:y="13.701cm">
          <draw:text-box>
            <text:p text:style-name="P2"><text:span text:style-name="T2">InfiniBand</text:span></text:p>
          </draw:text-box>
        </draw:frame>
        <draw:frame draw:style-name="gr9" draw:text-style-name="P4" draw:layer="layout" svg:width="2.5cm" svg:height="1.3cm" svg:x="22.5cm" svg:y="14.001cm">
          <draw:text-box>
            <text:p text:style-name="P2"><text:span text:style-name="T2">PCIe</text:span></text:p>
          </draw:text-box>
        </draw:frame>
        <draw:frame draw:style-name="gr9" draw:text-style-name="P4" draw:layer="layout" svg:width="2.5cm" svg:height="1.3cm" svg:x="21.1cm" svg:y="15.601cm">
          <draw:text-box>
            <text:p text:style-name="P2"><text:span text:style-name="T2">GPU</text:span></text:p>
          </draw:text-box>
        </draw:frame>
        <draw:custom-shape draw:style-name="gr10" draw:text-style-name="P1" draw:layer="layout" svg:width="7.912cm" svg:height="1.899cm" svg:x="18.3cm" svg:y="8.1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cm" svg:height="1.635cm" svg:x="18.3cm" svg:y="8.10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7.474cm" svg:height="1.3cm" svg:x="18.4cm" svg:y="8.364cm">
          <draw:text-box>
            <text:p text:style-name="P2"><text:span text:style-name="T2">CUDA Runtime Lib.</text:span></text:p>
          </draw:text-box>
        </draw:frame>
        <presentation:notes draw:style-name="dp2">
          <draw:page-thumbnail draw:style-name="gr11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明朝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Takao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tsushi Kawai</meta:initial-creator>
    <meta:creation-date>2012-07-31T14:24:46</meta:creation-date>
    <meta:editing-duration>PT00H03M09S</meta:editing-duration>
    <meta:editing-cycles>4</meta:editing-cycles>
    <meta:generator>OpenOffice.org/3.2$Linux OpenOffice.org_project/320m12$Build-9483</meta:generator>
    <dc:date>2012-07-31T14:50:28</dc:date>
    <dc:creator>Atsushi Kawai</dc:creator>
    <meta:document-statistic meta:object-count="51"/>
  </office:meta>
</office:document-meta>
</file>